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nifont" svg:font-family="Unifont"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385cm" fo:min-width="2.379cm" loext:decorative="false"/>
      <style:paragraph-properties style:writing-mode="lr-tb"/>
    </style:style>
    <style:style style:name="gr2" style:family="graphic" style:parent-style-name="standard">
      <style:graphic-properties draw:textarea-horizontal-align="justify" draw:textarea-vertical-align="middle" draw:auto-grow-height="false" fo:min-height="0.385cm" fo:min-width="2.992cm" loext:decorative="false"/>
      <style:paragraph-properties style:writing-mode="lr-tb"/>
    </style:style>
    <style:style style:name="gr3" style:family="graphic" style:parent-style-name="standard" style:list-style-name="L1">
      <style:graphic-properties draw:textarea-horizontal-align="justify" draw:textarea-vertical-align="middle" draw:auto-grow-height="false" fo:min-height="0.385cm" fo:min-width="2.358cm" loext:decorative="false"/>
      <style:paragraph-properties style:writing-mode="lr-tb"/>
    </style:style>
    <style:style style:name="gr4" style:family="graphic" style:parent-style-name="standard">
      <style:graphic-properties fo:min-height="0cm" loext:decorative="false"/>
      <style:paragraph-properties style:writing-mode="lr-tb"/>
    </style:style>
    <style:style style:name="gr5" style:family="graphic" style:parent-style-name="standard" style:list-style-name="L1">
      <style:graphic-properties fo:min-height="0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389cm" fo:min-width="0cm" loext:decorative="false"/>
      <style:paragraph-properties style:writing-mode="lr-tb"/>
    </style:style>
    <style:style style:name="gr7" style:family="graphic" style:parent-style-name="standard" style:list-style-name="L1">
      <style:graphic-properties fo:min-height="0cm" fo:min-width="0cm" loext:decorative="false"/>
      <style:paragraph-properties style:writing-mode="lr-tb"/>
    </style:style>
    <style:style style:name="gr8" style:family="graphic" style:parent-style-name="standard" style:list-style-name="L1">
      <style:graphic-properties fo:min-height="0cm" fo:min-width="0cm" loext:decorative="false"/>
      <style:paragraph-properties style:writing-mode="lr-tb"/>
    </style:style>
    <style:style style:name="gr9" style:family="graphic" style:parent-style-name="standard">
      <style:graphic-properties draw:textarea-horizontal-align="justify" draw:textarea-vertical-align="middle" draw:auto-grow-height="false" fo:min-height="0.385cm" fo:min-width="2.675cm" loext:decorative="false"/>
      <style:paragraph-properties style:writing-mode="lr-tb"/>
    </style:style>
    <style:style style:name="gr10" style:family="graphic" style:parent-style-name="standard">
      <style:graphic-properties draw:textarea-horizontal-align="justify" draw:textarea-vertical-align="middle" draw:auto-grow-height="false" fo:min-height="0.385cm" fo:min-width="3.31cm" loext:decorative="false"/>
      <style:paragraph-properties style:writing-mode="lr-tb"/>
    </style:style>
    <style:style style:name="gr11" style:family="graphic" style:parent-style-name="standard">
      <style:graphic-properties draw:textarea-horizontal-align="justify" draw:textarea-vertical-align="middle" draw:auto-grow-height="false" fo:min-height="0.385cm" fo:min-width="5.533cm" loext:decorative="false"/>
      <style:paragraph-properties style:writing-mode="lr-tb"/>
    </style:style>
    <style:style style:name="gr12" style:family="graphic" style:parent-style-name="standard">
      <style:graphic-properties draw:textarea-horizontal-align="justify" draw:textarea-vertical-align="middle" draw:auto-grow-height="false" fo:min-height="0.385cm" fo:min-width="7.755cm" loext:decorative="false"/>
      <style:paragraph-properties style:writing-mode="lr-tb"/>
    </style:style>
    <style:style style:name="gr13" style:family="graphic" style:parent-style-name="standard" style:list-style-name="L1">
      <style:graphic-properties fo:min-height="0cm" fo:min-width="0cm" loext:decorative="false"/>
      <style:paragraph-properties style:writing-mode="lr-tb"/>
    </style:style>
    <style:style style:name="gr14" style:family="graphic" style:parent-style-name="standard">
      <style:graphic-properties loext:decorative="false"/>
    </style:style>
    <style:style style:name="gr15" style:family="graphic" style:parent-style-name="standard" style:list-style-name="L1">
      <style:graphic-properties fo:min-height="0cm" fo:min-width="0cm" loext:decorative="false"/>
      <style:paragraph-properties style:writing-mode="lr-tb"/>
    </style:style>
    <style:style style:name="co1" style:family="table-column">
      <style:table-column-properties style:column-width="6.983cm" style:use-optimal-column-width="false"/>
    </style:style>
    <style:style style:name="co2" style:family="table-column">
      <style:table-column-properties style:column-width="6.982cm" style:use-optimal-column-width="false"/>
    </style:style>
    <style:style style:name="ro1" style:family="table-row">
      <style:table-row-properties style:row-height="0.519cm" style:use-optimal-row-height="false"/>
    </style:style>
    <style:style style:name="ce1" style:family="table-cell">
      <style:text-properties fo:font-size="8pt"/>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fo:font-size="10pt"/>
    </style:style>
    <style:style style:name="P3" style:family="paragraph">
      <style:paragraph-properties fo:margin-left="0cm" fo:margin-right="0cm" fo:margin-top="0cm" fo:margin-bottom="0cm" fo:line-height="100%" fo:text-align="start" fo:text-indent="0cm" loext:tab-stop-distance="0cm">
        <style:tab-stops/>
      </style:paragraph-properties>
    </style:style>
    <style:style style:name="P4" style:family="paragraph">
      <style:text-properties fo:font-weight="bold" style:font-style-asian="normal" style:font-weight-asian="bold"/>
    </style:style>
    <style:style style:name="P5" style:family="paragraph">
      <loext:graphic-properties draw:fill="none" draw:fill-color="#ffffff"/>
      <style:text-properties fo:font-weight="bold" style:font-style-asian="normal" style:font-weight-asian="bold"/>
    </style:style>
    <style:style style:name="P6" style:family="paragraph">
      <style:text-properties fo:font-size="8pt"/>
    </style:style>
    <style:style style:name="T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Unifont"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 style:family="text">
      <style:text-properties fo:font-weight="bold" style:font-style-asian="normal" style:font-weight-asian="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2.879cm" svg:height="0.635cm" svg:x="4.471cm" svg:y="8.037cm">
          <text:p text:style-name="P1">Size (4 bytes)</text:p>
          <draw:enhanced-geometry svg:viewBox="0 0 21600 21600" draw:type="rectangle" draw:enhanced-path="M 0 0 L 21600 0 21600 21600 0 21600 0 0 Z N"/>
        </draw:custom-shape>
        <draw:custom-shape draw:style-name="gr2" draw:text-style-name="P1" draw:layer="layout" svg:width="3.492cm" svg:height="0.635cm" svg:x="7.35cm" svg:y="8.037cm">
          <text:p text:style-name="P1">Datatype (1 byte)</text:p>
          <draw:enhanced-geometry svg:viewBox="0 0 21600 21600" draw:type="rectangle" draw:enhanced-path="M 0 0 L 21600 0 21600 21600 0 21600 0 0 Z N"/>
        </draw:custom-shape>
        <draw:custom-shape draw:style-name="gr3" draw:text-style-name="P2" draw:layer="layout" svg:width="2.858cm" svg:height="0.635cm" svg:x="10.842cm" svg:y="8.037cm">
          <text:p text:style-name="P2"><text:span text:style-name="T1">Datatype bytes</text:span></text:p>
          <draw:enhanced-geometry svg:viewBox="0 0 21600 21600" draw:type="rectangle" draw:enhanced-path="M 0 0 L 21600 0 21600 21600 0 21600 0 0 Z N"/>
        </draw:custom-shape>
        <draw:custom-shape draw:style-name="gr4" draw:layer="layout" svg:width="23.495cm" svg:height="4.191cm" svg:x="2.27cm" svg:y="1.37cm">
          <text:list text:style-name="L1">
            <text:list-item>
              <text:p>TCP communication between the car and the dashboard is done through socket programming.</text:p>
            </text:list-item>
            <text:list-item>
              <text:p>Once a client node starts, it requests a connection to the python server using the address and port of the server.</text:p>
            </text:list-item>
            <text:list-item>
              <text:p>Once a connection is established, the client sends it’s type to the server (string). Upon receiving the type, the server sends an acknowledgement (string) to the client. After receiving the acknowledgement, the client will be able to send messages to the server.</text:p>
            </text:list-item>
            <text:list-item>
              <text:p>Currently the server accepts 2 clients which are embedded in the camera and controller ros node</text:p>
            </text:list-item>
            <text:list-item>
              <text:p>The protocol is capable of end to end communication for some of the datatypes</text:p>
            </text:list-item>
            <text:list-item>
              <text:p>The client and server classes have public methods exposed for sending datatypes (refer to doxygen docs)</text:p>
            </text:list-item>
            <text:list-item>
              <text:p>The client and server also handles receiving and decoding message in the background. The messages are stored in queues for each datatype. These queues can be either accessed directly in python or through getters in c++. </text:p>
              <text:p>(refer to doxygen docs)</text:p>
            </text:list-item>
          </text:list>
          <draw:enhanced-geometry svg:viewBox="0 0 21600 21600" draw:type="rectangle" draw:enhanced-path="M 0 0 L 21600 0 21600 21600 0 21600 0 0 Z N"/>
        </draw:custom-shape>
        <draw:custom-shape draw:style-name="gr5" draw:text-style-name="P3" draw:layer="layout" svg:width="23.495cm" svg:height="1.827cm" svg:x="2.27cm" svg:y="5.815cm">
          <text:list text:style-name="L1">
            <text:list-item>
              <text:p text:style-name="P3">Datatypes are encoded into bytes so that they can be transferred over the network.</text:p>
            </text:list-item>
            <text:list-item>
              <text:p text:style-name="P3">Here is an example of a packet for a simple datatype.</text:p>
            </text:list-item>
            <text:list-item>
              <text:p text:style-name="P3">We simply form the packet by allocating 4 bytes for the messages size, 1 byte for the datatype and the rest is composed of the serialized datatype’s bytes which is either obtained through standart library decomposition into bytes or through the ros serialization library.</text:p>
            </text:list-item>
          </text:list>
          <draw:enhanced-geometry svg:viewBox="0 0 21600 21600" draw:type="rectangle" draw:enhanced-path="M 0 0 L 21600 0 21600 21600 0 21600 0 0 Z N"/>
        </draw:custom-shape>
        <draw:frame draw:style-name="gr6" draw:text-style-name="P5" draw:layer="layout" svg:width="2.176cm" svg:height="0.645cm" svg:x="2.27cm" svg:y="8cm">
          <draw:text-box>
            <text:p text:style-name="P4"><text:span text:style-name="T2">Packet :</text:span></text:p>
          </draw:text-box>
        </draw:frame>
        <draw:custom-shape draw:style-name="gr7" draw:text-style-name="P3" draw:layer="layout" svg:width="23.495cm" svg:height="1.039cm" svg:x="2.27cm" svg:y="8.99cm">
          <text:list text:style-name="L1">
            <text:list-item>
              <text:p text:style-name="P3">When the packet is received, we simply parse the back into datatypes/objects using standart library or ros serialization library</text:p>
            </text:list-item>
            <text:list-item>
              <text:p text:style-name="P3">The reason we send the length of the message first is so that the receiver knows how many bytes to read afterwards.</text:p>
            </text:list-item>
          </text:list>
          <draw:enhanced-geometry svg:viewBox="0 0 21600 21600" draw:type="rectangle" draw:enhanced-path="M 0 0 L 21600 0 21600 21600 0 21600 0 0 Z N"/>
        </draw:custom-shape>
        <draw:custom-shape draw:style-name="gr8" draw:text-style-name="P3" draw:layer="layout" svg:width="23.495cm" svg:height="1.433cm" svg:x="2.27cm" svg:y="10.26cm">
          <text:list text:style-name="L1">
            <text:list-item>
              <text:p text:style-name="P3">Objects composed of multiple datatypes which does hot have a serialization protocol must be decomposed into individual serializable components.</text:p>
            </text:list-item>
            <text:list-item>
              <text:p text:style-name="P3">Here is an example of a packet for custom objects</text:p>
            </text:list-item>
          </text:list>
          <draw:enhanced-geometry svg:viewBox="0 0 21600 21600" draw:type="rectangle" draw:enhanced-path="M 0 0 L 21600 0 21600 21600 0 21600 0 0 Z N"/>
        </draw:custom-shape>
        <draw:custom-shape draw:style-name="gr9" draw:text-style-name="P1" draw:layer="layout" svg:width="3.175cm" svg:height="0.635cm" svg:x="4.492cm" svg:y="12.145cm">
          <text:p text:style-name="P1">Size (4 bytes)</text:p>
          <draw:enhanced-geometry svg:viewBox="0 0 21600 21600" draw:type="rectangle" draw:enhanced-path="M 0 0 L 21600 0 21600 21600 0 21600 0 0 Z N"/>
        </draw:custom-shape>
        <draw:custom-shape draw:style-name="gr10" draw:text-style-name="P1" draw:layer="layout" svg:width="3.81cm" svg:height="0.635cm" svg:x="7.667cm" svg:y="12.145cm">
          <text:p text:style-name="P1">Datatype (1 byte)</text:p>
          <draw:enhanced-geometry svg:viewBox="0 0 21600 21600" draw:type="rectangle" draw:enhanced-path="M 0 0 L 21600 0 21600 21600 0 21600 0 0 Z N"/>
        </draw:custom-shape>
        <draw:frame draw:style-name="gr6" draw:text-style-name="P5" draw:layer="layout" svg:width="2.176cm" svg:height="0.645cm" svg:x="2.27cm" svg:y="12.155cm">
          <draw:text-box>
            <text:p text:style-name="P4"><text:span text:style-name="T2">Packet :</text:span></text:p>
          </draw:text-box>
        </draw:frame>
        <draw:custom-shape draw:style-name="gr11" draw:text-style-name="P1" draw:layer="layout" svg:width="6.033cm" svg:height="0.635cm" svg:x="11.477cm" svg:y="12.145cm">
          <text:p text:style-name="P1">Array of lenghts (n x 4 bytes)</text:p>
          <draw:enhanced-geometry svg:viewBox="0 0 21600 21600" draw:type="rectangle" draw:enhanced-path="M 0 0 L 21600 0 21600 21600 0 21600 0 0 Z N"/>
        </draw:custom-shape>
        <draw:custom-shape draw:style-name="gr12" draw:text-style-name="P1" draw:layer="layout" svg:width="8.255cm" svg:height="0.635cm" svg:x="17.51cm" svg:y="12.145cm">
          <text:p text:style-name="P1">Array of bytes for each datatypes (n x m bytes)</text:p>
          <draw:enhanced-geometry svg:viewBox="0 0 21600 21600" draw:mirror-horizontal="false" draw:mirror-vertical="false" draw:type="rectangle" draw:enhanced-path="M 0 0 L 21600 0 21600 21600 0 21600 0 0 Z N"/>
        </draw:custom-shape>
        <draw:custom-shape draw:style-name="gr13" draw:text-style-name="P3" draw:layer="layout" svg:width="23.495cm" svg:height="1.039cm" svg:x="2.27cm" svg:y="13.117cm">
          <text:list text:style-name="L1">
            <text:list-item>
              <text:p text:style-name="P3">Once the primitive datatypes are received, the object is then reconstructed and stored.</text:p>
            </text:list-item>
            <text:list-item>
              <text:p text:style-name="P3">Here is a table of the current supported datatypes.</text:p>
            </text:list-item>
          </text:list>
          <draw:enhanced-geometry svg:viewBox="0 0 21600 21600" draw:type="rectangle" draw:enhanced-path="M 0 0 L 21600 0 21600 21600 0 21600 0 0 Z N"/>
        </draw:custom-shape>
        <draw:frame draw:style-name="gr14" draw:layer="layout" svg:width="13.964cm" svg:height="5.708cm" svg:x="2.275cm" svg:y="14.573cm">
          <table:table table:template-name="default" table:use-first-row-styles="true" table:use-banding-rows-styles="true">
            <table:table-column table:style-name="co1"/>
            <table:table-column table:style-name="co2"/>
            <table:table-row table:style-name="ro1" table:default-cell-style-name="ce1">
              <table:table-cell>
                <text:p text:style-name="P6">0x01</text:p>
              </table:table-cell>
              <table:table-cell>
                <text:p text:style-name="P6">string</text:p>
              </table:table-cell>
            </table:table-row>
            <table:table-row table:style-name="ro1" table:default-cell-style-name="ce1">
              <table:table-cell>
                <text:p text:style-name="P6">0x02</text:p>
              </table:table-cell>
              <table:table-cell>
                <text:p text:style-name="P6">sensor_msgs/Image (rgb)</text:p>
              </table:table-cell>
            </table:table-row>
            <table:table-row table:style-name="ro1" table:default-cell-style-name="ce1">
              <table:table-cell>
                <text:p text:style-name="P6">0x03</text:p>
              </table:table-cell>
              <table:table-cell>
                <text:p text:style-name="P6">sensor_msgs/Image (depth)</text:p>
              </table:table-cell>
            </table:table-row>
            <table:table-row table:style-name="ro1" table:default-cell-style-name="ce1">
              <table:table-cell>
                <text:p text:style-name="P6">0x04</text:p>
              </table:table-cell>
              <table:table-cell>
                <text:p text:style-name="P6">std_msgs/Float32MultiArray (road objects)</text:p>
              </table:table-cell>
            </table:table-row>
            <table:table-row table:style-name="ro1" table:default-cell-style-name="ce1">
              <table:table-cell>
                <text:p text:style-name="P6">0x05</text:p>
              </table:table-cell>
              <table:table-cell>
                <text:p text:style-name="P6">std_msgs/Float32MultiArray (waypoints)</text:p>
              </table:table-cell>
            </table:table-row>
            <table:table-row table:style-name="ro1" table:default-cell-style-name="ce1">
              <table:table-cell>
                <text:p text:style-name="P6">0x06</text:p>
              </table:table-cell>
              <table:table-cell>
                <text:p text:style-name="P6">std_msgs/Float32MultiArray (signs)</text:p>
              </table:table-cell>
            </table:table-row>
            <table:table-row table:style-name="ro1" table:default-cell-style-name="ce1">
              <table:table-cell>
                <text:p text:style-name="P6">0x07</text:p>
              </table:table-cell>
              <table:table-cell>
                <text:p text:style-name="P6">std_msgs/String (message)</text:p>
              </table:table-cell>
            </table:table-row>
            <table:table-row table:style-name="ro1" table:default-cell-style-name="ce1">
              <table:table-cell>
                <text:p text:style-name="P6">0x08</text:p>
              </table:table-cell>
              <table:table-cell>
                <text:p text:style-name="P6">Object (go_to_srv)</text:p>
              </table:table-cell>
            </table:table-row>
            <table:table-row table:style-name="ro1" table:default-cell-style-name="ce1">
              <table:table-cell>
                <text:p text:style-name="P6">0x09</text:p>
              </table:table-cell>
              <table:table-cell>
                <text:p text:style-name="P6">Object (go_co_cmd_srv)</text:p>
              </table:table-cell>
            </table:table-row>
            <table:table-row table:style-name="ro1" table:default-cell-style-name="ce1">
              <table:table-cell>
                <text:p text:style-name="P6">0x0A</text:p>
              </table:table-cell>
              <table:table-cell>
                <text:p text:style-name="P6">Object (set_states_srv)</text:p>
              </table:table-cell>
            </table:table-row>
            <table:table-row table:style-name="ro1" table:default-cell-style-name="ce1">
              <table:table-cell>
                <text:p text:style-name="P6">0x0B</text:p>
              </table:table-cell>
              <table:table-cell>
                <text:p text:style-name="P6">Object (waypoints_srv)</text:p>
              </table:table-cell>
            </table:table-row>
          </table:table>
          <draw:image xlink:href="Pictures/TablePreview1.svm" xlink:type="simple" xlink:show="embed" xlink:actuate="onLoad"/>
        </draw:frame>
        <draw:custom-shape draw:style-name="gr15" draw:text-style-name="P3" draw:layer="layout" svg:width="8.891cm" svg:height="3.009cm" svg:x="16.874cm" svg:y="14.97cm">
          <text:list text:style-name="L1">
            <text:list-item>
              <text:p text:style-name="P3">The protocol can support up to 256 different datatypes</text:p>
            </text:list-item>
            <text:list-item>
              <text:p text:style-name="P3">For each new datatype you must implement both encoding and decoding protocol specific to that datatype on both the client and server, as they operate using different programming languages.</text:p>
              <text:p text:style-name="P3">e.g send_datatype(...) and parse_datatype(bytes)</text:p>
            </text:list-item>
          </text:list>
          <draw:enhanced-geometry svg:viewBox="0 0 21600 21600"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none" draw:fill-color="#729fcf" loext:fill-use-slide-background="false"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Unifont" style:font-family-asian="Unifon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Unifont" style:font-family-asian="Unifont"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7T19:21:50.648105169</meta:creation-date>
    <dc:date>2025-01-17T20:15:33.146103216</dc:date>
    <meta:editing-duration>PT4M39S</meta:editing-duration>
    <meta:editing-cycles>1</meta:editing-cycles>
    <meta:generator>LibreOffice/24.2.7.2$Linux_X86_64 LibreOffice_project/420$Build-2</meta:generator>
    <meta:print-date>2025-01-17T20:17:06.058134293</meta:print-date>
    <meta:document-statistic meta:object-count="16"/>
  </office:meta>
</office:document-meta>
</file>